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600000158779AE977487F1549.png" manifest:media-type="image/png"/>
  <manifest:file-entry manifest:full-path="Pictures/10000201000002CB000002085381098ADE38F351.png" manifest:media-type="image/png"/>
  <manifest:file-entry manifest:full-path="Pictures/100002010000017B000000989AE1CF61DCBFAF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ff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144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904cm" fo:min-width="0cm" fo:padding-top="0.165cm" fo:padding-bottom="0.165cm" fo:padding-left="0.29cm" fo:padding-right="0.29cm"/>
    </style:style>
    <style:style style:name="gr8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0pt" style:font-size-asian="12pt" style:font-size-complex="12pt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2.597cm" svg:height="9.101cm" svg:x="2.722cm" svg:y="3.324cm">
          <draw:image xlink:href="Pictures/100002010000035600000158779AE977487F1549.png" xlink:type="simple" xlink:show="embed" xlink:actuate="onLoad" draw:mime-type="image/png">
            <text:p/>
          </draw:image>
        </draw:frame>
        <draw:line draw:style-name="gr2" draw:text-style-name="P1" draw:layer="layout" svg:x1="6.7cm" svg:y1="7.12cm" svg:x2="15.012cm" svg:y2="7.12cm">
          <text:p/>
        </draw:line>
        <draw:line draw:style-name="gr2" draw:text-style-name="P1" draw:layer="layout" svg:x1="6.688cm" svg:y1="7.97cm" svg:x2="18.288cm" svg:y2="7.97cm">
          <text:p/>
        </draw:line>
        <draw:line draw:style-name="gr2" draw:text-style-name="P1" draw:layer="layout" svg:x1="6.688cm" svg:y1="8.82cm" svg:x2="18.288cm" svg:y2="8.82cm">
          <text:p/>
        </draw:line>
        <draw:line draw:style-name="gr3" draw:text-style-name="P1" draw:layer="layout" svg:x1="2.722cm" svg:y1="8.369cm" svg:x2="3.222cm" svg:y2="8.369cm">
          <text:p/>
        </draw:line>
        <draw:line draw:style-name="gr3" draw:text-style-name="P1" draw:layer="layout" svg:x1="16.5cm" svg:y1="10.5cm" svg:x2="19cm" svg:y2="10.5cm">
          <text:p/>
        </draw:line>
        <draw:line draw:style-name="gr3" draw:text-style-name="P1" draw:layer="layout" svg:x1="16.5cm" svg:y1="10.92cm" svg:x2="19cm" svg:y2="10.92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frame draw:style-name="gr1" draw:text-style-name="P1" draw:layer="layout" svg:width="18.919cm" svg:height="13.759cm" svg:x="4.541cm" svg:y="0.996cm">
          <draw:image xlink:href="Pictures/10000201000002CB000002085381098ADE38F351.png" xlink:type="simple" xlink:show="embed" xlink:actuate="onLoad" draw:mime-type="image/png">
            <text:p/>
          </draw:image>
        </draw:frame>
        <draw:frame draw:style-name="gr5" draw:text-style-name="P4" draw:layer="layout" svg:width="4cm" svg:height="1.094cm" svg:x="8.25cm" svg:y="4.268cm">
          <draw:text-box>
            <text:p text:style-name="P3"><text:span text:style-name="T1">套件子句</text:span></text:p>
          </draw:text-box>
        </draw:frame>
        <draw:frame draw:style-name="gr5" draw:text-style-name="P5" draw:layer="layout" svg:width="4cm" svg:height="1.094cm" svg:x="8.25cm" svg:y="5.5cm">
          <draw:text-box>
            <text:p text:style-name="P3"><text:span text:style-name="T1">匯入段落</text:span></text:p>
          </draw:text-box>
        </draw:frame>
        <draw:frame draw:style-name="gr5" draw:text-style-name="P5" draw:layer="layout" svg:width="4cm" svg:height="1.094cm" svg:x="14cm" svg:y="7.406cm">
          <draw:text-box>
            <text:p text:style-name="P3"><text:span text:style-name="T1">主要程式碼</text:span></text:p>
          </draw:text-box>
        </draw:frame>
        <draw:custom-shape draw:style-name="gr6" draw:text-style-name="P1" draw:layer="layout" svg:width="0.25cm" svg:height="0.5cm" svg:x="8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8cm" svg:y="5.4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13.75cm" svg:y="7.2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draw:frame draw:style-name="gr8" draw:text-style-name="P6" draw:layer="layout" svg:width="17.462cm" svg:height="7cm" svg:x="4.5cm" svg:y="5.5cm">
          <draw:image xlink:href="Pictures/100002010000017B000000989AE1CF61DCBFAF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5T16:58:40.362000000</meta:creation-date>
    <dc:date>2021-01-28T17:24:35.458000000</dc:date>
    <meta:editing-duration>PT8M2S</meta:editing-duration>
    <meta:editing-cycles>3</meta:editing-cycles>
    <meta:generator>LibreOffice/7.0.4.2$Windows_X86_64 LibreOffice_project/dcf040e67528d9187c66b2379df5ea4407429775</meta:generator>
    <meta:document-statistic meta:object-count="42"/>
  </office:meta>
</office:document-meta>
</file>